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1cm" fo:min-width="3.1cm"/>
      <style:paragraph-properties style:writing-mode="lr-tb"/>
    </style:style>
    <style:style style:name="gr2" style:family="graphic" style:parent-style-name="objectwithoutfill">
      <style:graphic-properties svg:stroke-width="0.1cm" svg:stroke-color="#111111" draw:marker-start-width="0.35cm" draw:marker-end="Linienspitzen_20_2" draw:marker-end-width="0.35cm" svg:stroke-linecap="round" draw:fill="solid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1.251cm" fo:min-width="5.40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51cm" fo:min-width="5.401cm" draw:shadow="hidden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67cm" fo:min-width="0.42cm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 fo:min-height="1.251cm" fo:min-width="3.1cm"/>
      <style:paragraph-properties style:writing-mode="lr-tb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1.251cm" fo:min-width="3.1cm"/>
      <style:paragraph-properties style:writing-mode="lr-tb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1.251cm" fo:min-width="5.401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251cm" fo:min-width="1.508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.6cm" svg:height="1.5cm" svg:x="1cm" svg:y="1cm">
          <text:p text:style-name="P1">ATTR_1</text:p>
          <draw:enhanced-geometry svg:viewBox="0 0 21600 21600" draw:text-areas="0 0 21600 21600" draw:type="pentagon-right" draw:modifiers="15595.667870036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3" draw:id="id3" draw:layer="layout" svg:width="3.6cm" svg:height="1.5cm" svg:x="1cm" svg:y="2.6cm">
          <text:p text:style-name="P1">ATTR_2</text:p>
          <draw:enhanced-geometry svg:viewBox="0 0 21600 21600" draw:text-areas="0 0 21600 21600" draw:type="pentagon-right" draw:modifiers="15595.667870036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4" draw:id="id4" draw:layer="layout" svg:width="3.6cm" svg:height="1.5cm" svg:x="1cm" svg:y="4.2cm">
          <text:p text:style-name="P1">...</text:p>
          <draw:enhanced-geometry svg:viewBox="0 0 21600 21600" draw:text-areas="0 0 21600 21600" draw:type="pentagon-right" draw:modifiers="15595.667870036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5" draw:id="id5" draw:layer="layout" svg:width="3.6cm" svg:height="1.5cm" svg:x="1cm" svg:y="5.8cm">
          <text:p text:style-name="P1">ATTR_8</text:p>
          <draw:enhanced-geometry svg:viewBox="0 0 21600 21600" draw:text-areas="0 0 21600 21600" draw:type="pentagon-right" draw:modifiers="15595.667870036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6" draw:id="id6" draw:layer="layout" svg:width="3.6cm" svg:height="1.5cm" svg:x="3.6cm" svg:y="12.2cm">
          <text:p text:style-name="P1">doRoll</text:p>
          <draw:enhanced-geometry svg:viewBox="0 0 21600 21600" draw:text-areas="0 0 21600 21600" draw:type="pentagon-right" draw:modifiers="15595.667870036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2" draw:text-style-name="P3" draw:layer="layout" draw:type="curve" svg:x1="4.6cm" svg:y1="1.75cm" svg:x2="6.45cm" svg:y2="3.5cm" draw:start-shape="id1" draw:start-glue-point="1" draw:end-shape="id2" draw:end-glue-point="4" svg:d="M4600 1750c1234 0 1850 583 1850 1750" svg:viewBox="0 0 1851 1751">
          <text:p/>
        </draw:connector>
        <draw:connector draw:style-name="gr2" draw:text-style-name="P3" draw:layer="layout" draw:type="curve" svg:x1="4.6cm" svg:y1="3.35cm" svg:x2="5.8cm" svg:y2="4.15cm" draw:start-shape="id3" draw:start-glue-point="1" draw:end-shape="id2" draw:end-glue-point="6" svg:d="M4600 3350c900 0 300 800 1200 800" svg:viewBox="0 0 1201 801">
          <text:p/>
        </draw:connector>
        <draw:connector draw:style-name="gr2" draw:text-style-name="P3" draw:layer="layout" draw:type="curve" svg:x1="4.6cm" svg:y1="4.95cm" svg:x2="5.8cm" svg:y2="4.15cm" draw:start-shape="id4" draw:start-glue-point="1" draw:end-shape="id2" draw:end-glue-point="6" svg:d="M4600 4950c900 0 300-800 1200-800" svg:viewBox="0 0 1201 801">
          <text:p/>
        </draw:connector>
        <draw:connector draw:style-name="gr2" draw:text-style-name="P3" draw:layer="layout" draw:type="curve" svg:x1="4.6cm" svg:y1="6.55cm" svg:x2="6.45cm" svg:y2="4.8cm" draw:start-shape="id5" draw:start-glue-point="1" draw:end-shape="id2" draw:end-glue-point="8" svg:d="M4600 6550c1234 0 1850-583 1850-1750" svg:viewBox="0 0 1851 1751">
          <text:p/>
        </draw:connector>
        <draw:connector draw:style-name="gr2" draw:text-style-name="P3" draw:layer="layout" draw:type="curve" svg:x1="7.2cm" svg:y1="12.95cm" svg:x2="8.2cm" svg:y2="12.15cm" draw:start-shape="id6" draw:start-glue-point="1" draw:end-shape="id7" draw:end-glue-point="3" svg:d="M7200 12950c750 0 250-800 1000-800" svg:viewBox="0 0 1001 801">
          <text:p/>
        </draw:connector>
        <draw:custom-shape draw:style-name="gr3" draw:text-style-name="P2" xml:id="id7" draw:id="id7" draw:layer="layout" svg:width="5.9cm" svg:height="1.5cm" svg:x="8.2cm" svg:y="11.4cm">
          <text:p text:style-name="P2">LastAbilityRoll</text:p>
          <draw:enhanced-geometry svg:viewBox="0 0 21600 21600" draw:text-areas="0 0 21600 21600" draw:type="chevron" draw:modifiers="18301.982714794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polygon draw:style-name="gr4" draw:text-style-name="P2" xml:id="id8" draw:id="id8" draw:layer="layout" svg:width="4.8cm" svg:height="1.5cm" svg:x="15.2cm" svg:y="8.899cm" svg:viewBox="0 0 4801 1501" draw:points="0,0 4068,0 4800,0 4800,749 4801,750 4800,751 4800,1500 4069,1500 4068,1501 0,1501 732,750">
          <text:p text:style-name="P4">AbilityRoll</text:p>
        </draw:polygon>
        <draw:connector draw:style-name="gr2" draw:text-style-name="P3" draw:layer="layout" draw:type="curve" svg:x1="14.1cm" svg:y1="12.15cm" svg:x2="17.6cm" svg:y2="10.4cm" draw:start-shape="id7" draw:start-glue-point="1" draw:end-shape="id8" draw:end-glue-point="2" svg:d="M14100 12150c2334 0 3500-583 3500-1750" svg:viewBox="0 0 3501 1751">
          <text:p/>
        </draw:connector>
        <draw:custom-shape draw:style-name="gr1" draw:text-style-name="P1" xml:id="id10" draw:id="id10" draw:layer="layout" svg:width="3.6cm" svg:height="1.5cm" svg:x="8.2cm" svg:y="9.7cm">
          <text:p text:style-name="P1">inpModifier</text:p>
          <draw:enhanced-geometry svg:viewBox="0 0 21600 21600" draw:text-areas="0 0 21600 21600" draw:type="pentagon-right" draw:modifiers="15595.667870036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9" draw:id="id9" draw:layer="layout" svg:width="3.6cm" svg:height="1.5cm" svg:x="8.2cm" svg:y="8cm">
          <text:p text:style-name="P1">inpAbility</text:p>
          <draw:enhanced-geometry svg:viewBox="0 0 21600 21600" draw:text-areas="0 0 21600 21600" draw:type="pentagon-right" draw:modifiers="15595.667870036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2" draw:text-style-name="P3" draw:layer="layout" draw:type="curve" svg:x1="11.8cm" svg:y1="8.75cm" svg:x2="15.2cm" svg:y2="9.649cm" draw:start-shape="id9" draw:start-glue-point="1" draw:end-shape="id8" svg:d="M11800 8750c2550 0 850 899 3400 899" svg:viewBox="0 0 3401 900">
          <text:p/>
        </draw:connector>
        <draw:connector draw:style-name="gr2" draw:text-style-name="P3" draw:layer="layout" draw:type="curve" svg:x1="11.8cm" svg:y1="10.45cm" svg:x2="15.2cm" svg:y2="9.649cm" draw:start-shape="id10" draw:start-glue-point="1" draw:end-shape="id8" draw:end-glue-point="3" svg:d="M11800 10450c2550 0 850-801 3400-801" svg:viewBox="0 0 3401 802">
          <text:p/>
        </draw:connector>
        <draw:custom-shape draw:style-name="gr5" draw:text-style-name="P5" xml:id="id2" draw:id="id2" draw:layer="layout" svg:width="1.3cm" svg:height="1.3cm" svg:x="5.8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7.1cm" svg:y1="4.15cm" svg:x2="8.2cm" svg:y2="8.75cm" draw:start-shape="id2" draw:start-glue-point="10" draw:end-shape="id9" draw:end-glue-point="3" svg:d="M7100 4150c826 0 277 4600 1100 4600" svg:viewBox="0 0 1101 4601">
          <text:p/>
        </draw:connector>
        <draw:custom-shape draw:style-name="gr3" draw:text-style-name="P2" xml:id="id11" draw:id="id11" draw:layer="layout" svg:width="5.9cm" svg:height="1.5cm" svg:x="8.201cm" svg:y="13.1cm">
          <text:p text:style-name="P6">Confirmation</text:p>
          <draw:enhanced-geometry svg:viewBox="0 0 21600 21600" draw:text-areas="0 0 21600 21600" draw:type="chevron" draw:modifiers="18301.982714794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2" draw:text-style-name="P3" draw:layer="layout" draw:type="curve" svg:x1="14.101cm" svg:y1="13.85cm" svg:x2="17.6cm" svg:y2="10.4cm" draw:start-shape="id11" draw:start-glue-point="1" draw:end-shape="id8" draw:end-glue-point="2" svg:d="M14101 13850c2333 0 3499-1150 3499-3450" svg:viewBox="0 0 3500 3451">
          <text:p/>
        </draw:connector>
        <draw:connector draw:style-name="gr2" draw:text-style-name="P3" draw:layer="layout" draw:type="curve" svg:x1="7.2cm" svg:y1="12.95cm" svg:x2="8.201cm" svg:y2="13.85cm" draw:start-shape="id6" draw:start-glue-point="1" draw:end-shape="id11" draw:end-glue-point="3" svg:d="M7200 12950c751 0 251 900 1001 900" svg:viewBox="0 0 1002 901">
          <text:p/>
        </draw:connector>
      </draw:page>
      <draw:page draw:name="page2" draw:style-name="dp1" draw:master-page-name="Standard">
        <draw:connector draw:style-name="gr2" draw:text-style-name="P3" draw:layer="layout" draw:type="curve" svg:x1="4.601cm" svg:y1="1.75cm" svg:x2="17.602cm" svg:y2="10.699cm" draw:start-shape="id12" draw:start-glue-point="1" draw:end-shape="id13" draw:end-glue-point="0" svg:d="M4601 1750c8668 0 13001 2983 13001 8949" svg:viewBox="0 0 13002 8950">
          <text:p/>
        </draw:connector>
        <draw:connector draw:style-name="gr2" draw:text-style-name="P3" draw:layer="layout" draw:type="curve" svg:x1="4.601cm" svg:y1="3.35cm" svg:x2="17.602cm" svg:y2="10.699cm" draw:start-shape="id14" draw:start-glue-point="1" draw:end-shape="id13" draw:end-glue-point="0" svg:d="M4601 3350c8668 0 13001 2449 13001 7349" svg:viewBox="0 0 13002 7350">
          <text:p/>
        </draw:connector>
        <draw:connector draw:style-name="gr2" draw:text-style-name="P3" draw:layer="layout" draw:type="curve" svg:x1="4.601cm" svg:y1="4.95cm" svg:x2="17.602cm" svg:y2="10.699cm" draw:start-shape="id15" draw:start-glue-point="1" draw:end-shape="id13" draw:end-glue-point="0" svg:d="M4601 4950c8668 0 13001 1916 13001 5749" svg:viewBox="0 0 13002 5750">
          <text:p/>
        </draw:connector>
        <draw:connector draw:style-name="gr2" draw:text-style-name="P3" draw:layer="layout" draw:type="curve" svg:x1="4.601cm" svg:y1="6.55cm" svg:x2="17.602cm" svg:y2="10.699cm" draw:start-shape="id16" draw:start-glue-point="1" draw:end-shape="id13" draw:end-glue-point="0" svg:d="M4601 6550c8668 0 13001 1383 13001 4149" svg:viewBox="0 0 13002 4150">
          <text:p/>
        </draw:connector>
        <draw:connector draw:style-name="gr2" draw:text-style-name="P3" draw:layer="layout" draw:type="curve" svg:x1="4.6cm" svg:y1="11.449cm" svg:x2="6.7cm" svg:y2="11.449cm" draw:start-shape="id17" draw:start-glue-point="1" draw:end-shape="id18" draw:end-glue-point="3" svg:d="M4600 11449h2100" svg:viewBox="0 0 2101 1">
          <text:p/>
        </draw:connector>
        <draw:connector draw:style-name="gr2" draw:text-style-name="P3" draw:layer="layout" draw:type="curve" svg:x1="12.6cm" svg:y1="11.449cm" svg:x2="15.202cm" svg:y2="11.449cm" draw:start-shape="id18" draw:start-glue-point="1" draw:end-shape="id13" draw:end-glue-point="3" svg:d="M12600 11449h2602" svg:viewBox="0 0 2603 1">
          <text:p/>
        </draw:connector>
        <draw:connector draw:style-name="gr2" draw:text-style-name="P3" draw:layer="layout" draw:type="curve" svg:x1="4.601cm" svg:y1="8.15cm" svg:x2="17.602cm" svg:y2="10.699cm" draw:start-shape="id19" draw:start-glue-point="1" draw:end-shape="id13" draw:end-glue-point="0" svg:d="M4601 8150c8668 0 13001 849 13001 2549" svg:viewBox="0 0 13002 2550">
          <text:p/>
        </draw:connector>
        <draw:custom-shape draw:style-name="gr1" draw:text-style-name="P1" xml:id="id12" draw:id="id12" draw:layer="layout" svg:width="3.6cm" svg:height="1.5cm" svg:x="1.001cm" svg:y="1cm">
          <text:p text:style-name="P1">ATTR_1</text:p>
          <draw:enhanced-geometry svg:viewBox="0 0 21600 21600" draw:text-areas="0 0 21600 21600" draw:type="pentagon-right" draw:modifiers="15595.667870036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14" draw:id="id14" draw:layer="layout" svg:width="3.6cm" svg:height="1.5cm" svg:x="1.001cm" svg:y="2.6cm">
          <text:p text:style-name="P1">ATTR_2</text:p>
          <draw:enhanced-geometry svg:viewBox="0 0 21600 21600" draw:text-areas="0 0 21600 21600" draw:type="pentagon-right" draw:modifiers="15595.667870036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15" draw:id="id15" draw:layer="layout" svg:width="3.6cm" svg:height="1.5cm" svg:x="1.001cm" svg:y="4.2cm">
          <text:p text:style-name="P7">ATTR_3</text:p>
          <draw:enhanced-geometry svg:viewBox="0 0 21600 21600" draw:text-areas="0 0 21600 21600" draw:type="pentagon-right" draw:modifiers="15595.667870036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18" draw:id="id18" draw:layer="layout" svg:width="5.9cm" svg:height="1.5cm" svg:x="6.7cm" svg:y="10.699cm">
          <text:p text:style-name="P2">LastSkillRoll</text:p>
          <draw:enhanced-geometry svg:viewBox="0 0 21600 21600" draw:text-areas="0 0 21600 21600" draw:type="chevron" draw:modifiers="18301.982714794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17" draw:id="id17" draw:layer="layout" svg:width="3.6cm" svg:height="1.5cm" svg:x="1cm" svg:y="10.699cm">
          <text:p text:style-name="P1">doRoll</text:p>
          <draw:enhanced-geometry svg:viewBox="0 0 21600 21600" draw:text-areas="0 0 21600 21600" draw:type="pentagon-right" draw:modifiers="15595.667870036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polygon draw:style-name="gr4" draw:text-style-name="P2" xml:id="id13" draw:id="id13" draw:layer="layout" svg:width="4.8cm" svg:height="1.5cm" svg:x="15.202cm" svg:y="10.699cm" svg:viewBox="0 0 4801 1501" draw:points="0,0 4068,0 4800,0 4800,749 4801,750 4800,751 4800,1500 4069,1500 4068,1501 0,1501 732,750">
          <text:p text:style-name="P4">SkillRoll</text:p>
        </draw:polygon>
        <draw:custom-shape draw:style-name="gr6" draw:text-style-name="P7" xml:id="id16" draw:id="id16" draw:layer="layout" svg:width="3.6cm" svg:height="1.5cm" svg:x="1.001cm" svg:y="5.8cm">
          <text:p text:style-name="P7">SkillValue</text:p>
          <draw:enhanced-geometry svg:viewBox="0 0 21600 21600" draw:text-areas="0 0 21600 21600" draw:type="pentagon-right" draw:modifiers="15595.667870036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xml:id="id19" draw:id="id19" draw:layer="layout" svg:width="3.6cm" svg:height="1.5cm" svg:x="1.001cm" svg:y="7.4cm">
          <text:p text:style-name="P7">SkillMod</text:p>
          <draw:enhanced-geometry svg:viewBox="0 0 21600 21600" draw:text-areas="0 0 21600 21600" draw:type="pentagon-right" draw:modifiers="15595.667870036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</draw:page>
      <draw:page draw:name="page3" draw:style-name="dp1" draw:master-page-name="Standard">
        <draw:custom-shape draw:style-name="gr1" draw:text-style-name="P1" xml:id="id32" draw:id="id32" draw:layer="layout" svg:width="3.6cm" svg:height="1.5cm" svg:x="1.002cm" svg:y="4.3cm">
          <text:p text:style-name="P1">AttackSkill</text:p>
          <draw:enhanced-geometry svg:viewBox="0 0 21600 21600" draw:text-areas="0 0 21600 21600" draw:type="pentagon-right" draw:modifiers="15595.667870036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6cm" svg:height="1.5cm" svg:x="1.002cm" svg:y="15.4cm">
          <text:p text:style-name="P1">Mod</text:p>
          <draw:enhanced-geometry svg:viewBox="0 0 21600 21600" draw:text-areas="0 0 21600 21600" draw:type="pentagon-right" draw:modifiers="15595.667870036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22" draw:id="id22" draw:layer="layout" svg:width="3.6cm" svg:height="1.5cm" svg:x="1.302cm" svg:y="9.7cm">
          <text:p text:style-name="P1">DoParry</text:p>
          <draw:enhanced-geometry svg:viewBox="0 0 21600 21600" draw:text-areas="0 0 21600 21600" draw:type="pentagon-right" draw:modifiers="15595.667870036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20" draw:id="id20" draw:layer="layout" svg:width="3.6cm" svg:height="1.5cm" svg:x="8.2cm" svg:y="24.4cm">
          <text:p text:style-name="P1">doRoll</text:p>
          <draw:enhanced-geometry svg:viewBox="0 0 21600 21600" draw:text-areas="0 0 21600 21600" draw:type="pentagon-right" draw:modifiers="15595.667870036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2" draw:text-style-name="P3" draw:layer="layout" draw:type="curve" svg:x1="11.8cm" svg:y1="25.15cm" svg:x2="12.8cm" svg:y2="24.35cm" draw:start-shape="id20" draw:start-glue-point="1" draw:end-shape="id21" draw:end-glue-point="3" svg:d="M11800 25150c750 0 250-800 1000-800" svg:viewBox="0 0 1001 801">
          <text:p/>
        </draw:connector>
        <draw:custom-shape draw:style-name="gr3" draw:text-style-name="P2" xml:id="id21" draw:id="id21" draw:layer="layout" svg:width="5.9cm" svg:height="1.5cm" svg:x="12.8cm" svg:y="23.6cm">
          <text:p text:style-name="P2">LastAbilityRoll</text:p>
          <draw:enhanced-geometry svg:viewBox="0 0 21600 21600" draw:text-areas="0 0 21600 21600" draw:type="chevron" draw:modifiers="18301.982714794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polygon draw:style-name="gr4" draw:text-style-name="P2" xml:id="id28" draw:id="id28" draw:layer="layout" svg:width="4.8cm" svg:height="1.5cm" svg:x="15.202cm" svg:y="7.1cm" svg:viewBox="0 0 4801 1501" draw:points="0,0 4068,0 4800,0 4800,749 4801,750 4800,751 4800,1500 4069,1500 4068,1501 0,1501 732,750">
          <text:p text:style-name="P4">CombatAction</text:p>
        </draw:polygon>
        <draw:connector draw:style-name="gr2" draw:text-style-name="P3" draw:layer="layout" draw:type="curve" svg:x1="4.902cm" svg:y1="10.45cm" svg:x2="9.03cm" svg:y2="6.75cm" draw:start-shape="id22" draw:start-glue-point="1" draw:end-shape="id23" draw:end-glue-point="6" svg:d="M4902 10450c2848 0 785-3700 4128-3700" svg:viewBox="0 0 4129 3701">
          <text:p/>
        </draw:connector>
        <draw:custom-shape draw:style-name="gr1" draw:text-style-name="P1" draw:layer="layout" svg:width="3.6cm" svg:height="1.5cm" svg:x="12.8cm" svg:y="21.9cm">
          <text:p text:style-name="P1">inpModifier</text:p>
          <draw:enhanced-geometry svg:viewBox="0 0 21600 21600" draw:text-areas="0 0 21600 21600" draw:type="pentagon-right" draw:modifiers="15595.667870036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6cm" svg:height="1.5cm" svg:x="8.7cm" svg:y="21.9cm">
          <text:p text:style-name="P1">inpAbility</text:p>
          <draw:enhanced-geometry svg:viewBox="0 0 21600 21600" draw:text-areas="0 0 21600 21600" draw:type="pentagon-right" draw:modifiers="15595.667870036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1.3cm" svg:height="1.3cm" svg:x="5.5cm" svg:y="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25" draw:id="id25" draw:layer="layout" svg:width="5.9cm" svg:height="1.5cm" svg:x="12.801cm" svg:y="25.3cm">
          <text:p text:style-name="P6">Confirmation</text:p>
          <draw:enhanced-geometry svg:viewBox="0 0 21600 21600" draw:text-areas="0 0 21600 21600" draw:type="chevron" draw:modifiers="18301.982714794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2" draw:text-style-name="P3" draw:layer="layout" draw:type="curve" svg:x1="4.902cm" svg:y1="6.75cm" svg:x2="9.03cm" svg:y2="6.75cm" draw:start-shape="id24" draw:start-glue-point="1" draw:end-shape="id23" draw:end-glue-point="6" svg:d="M4902 6750h4128" svg:viewBox="0 0 4129 1">
          <text:p/>
        </draw:connector>
        <draw:connector draw:style-name="gr2" draw:text-style-name="P3" draw:layer="layout" draw:type="curve" svg:x1="11.8cm" svg:y1="25.15cm" svg:x2="12.801cm" svg:y2="26.05cm" draw:start-shape="id20" draw:start-glue-point="1" draw:end-shape="id25" draw:end-glue-point="3" svg:d="M11800 25150c751 0 251 900 1001 900" svg:viewBox="0 0 1002 901">
          <text:p/>
        </draw:connector>
        <draw:custom-shape draw:style-name="gr1" draw:text-style-name="P1" xml:id="id26" draw:id="id26" draw:layer="layout" svg:width="3.6cm" svg:height="1.5cm" svg:x="1.302cm" svg:y="13.4cm">
          <text:p text:style-name="P1">DoDodge</text:p>
          <draw:enhanced-geometry svg:viewBox="0 0 21600 21600" draw:text-areas="0 0 21600 21600" draw:type="pentagon-right" draw:modifiers="15595.667870036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24" draw:id="id24" draw:layer="layout" svg:width="3.6cm" svg:height="1.5cm" svg:x="1.302cm" svg:y="6cm">
          <text:p text:style-name="P1">DoAttack</text:p>
          <draw:enhanced-geometry svg:viewBox="0 0 21600 21600" draw:text-areas="0 0 21600 21600" draw:type="pentagon-right" draw:modifiers="15595.667870036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27" draw:id="id27" draw:layer="layout" svg:width="5.9cm" svg:height="1.5cm" svg:x="7.4cm" svg:y="9.7cm">
          <text:p text:style-name="P2">FightVal</text:p>
          <draw:enhanced-geometry svg:viewBox="0 0 21600 21600" draw:text-areas="0 0 21600 21600" draw:type="chevron" draw:modifiers="18301.982714794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33" draw:id="id33" draw:layer="layout" svg:width="3.6cm" svg:height="1.5cm" svg:x="1.002cm" svg:y="8cm">
          <text:p text:style-name="P1">ParrySkill</text:p>
          <draw:enhanced-geometry svg:viewBox="0 0 21600 21600" draw:text-areas="0 0 21600 21600" draw:type="pentagon-right" draw:modifiers="15595.667870036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34" draw:id="id34" draw:layer="layout" svg:width="3.6cm" svg:height="1.5cm" svg:x="1.002cm" svg:y="11.7cm">
          <text:p text:style-name="P1">DodgeSkill</text:p>
          <draw:enhanced-geometry svg:viewBox="0 0 21600 21600" draw:text-areas="0 0 21600 21600" draw:type="pentagon-right" draw:modifiers="15595.667870036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35" draw:id="id35" draw:layer="layout" svg:width="3.6cm" svg:height="1.5cm" svg:x="1cm" svg:y="1cm">
          <text:p text:style-name="P1">HP-Dice</text:p>
          <draw:enhanced-geometry svg:viewBox="0 0 21600 21600" draw:text-areas="0 0 21600 21600" draw:type="pentagon-right" draw:modifiers="15595.667870036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36" draw:id="id36" draw:layer="layout" svg:width="3.6cm" svg:height="1.5cm" svg:x="1cm" svg:y="2.6cm">
          <text:p text:style-name="P1">HP-Bonus</text:p>
          <draw:enhanced-geometry svg:viewBox="0 0 21600 21600" draw:text-areas="0 0 21600 21600" draw:type="pentagon-right" draw:modifiers="15595.667870036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2" draw:text-style-name="P3" draw:layer="layout" draw:type="curve" svg:x1="4.902cm" svg:y1="14.15cm" svg:x2="9.03cm" svg:y2="6.75cm" draw:start-shape="id26" draw:start-glue-point="1" draw:end-shape="id23" draw:end-glue-point="6" svg:d="M4902 14150c2848 0 785-7400 4128-7400" svg:viewBox="0 0 4129 7401">
          <text:p/>
        </draw:connector>
        <draw:polygon draw:style-name="gr4" draw:text-style-name="P2" xml:id="id30" draw:id="id30" draw:layer="layout" svg:width="4.8cm" svg:height="1.5cm" svg:x="15.203cm" svg:y="9.7cm" svg:viewBox="0 0 4801 1501" draw:points="0,0 4068,0 4800,0 4800,749 4801,750 4800,751 4800,1500 4069,1500 4068,1501 0,1501 732,750">
          <text:p text:style-name="P4">CombatConfirm</text:p>
        </draw:polygon>
        <draw:polygon draw:style-name="gr4" draw:text-style-name="P2" xml:id="id31" draw:id="id31" draw:layer="layout" svg:width="4.8cm" svg:height="1.5cm" svg:x="15.203cm" svg:y="12.099cm" svg:viewBox="0 0 4801 1501" draw:points="0,0 4068,0 4800,0 4800,749 4801,750 4800,751 4800,1500 4069,1500 4068,1501 0,1501 732,750">
          <text:p text:style-name="P4">CombatDamage</text:p>
        </draw:polygon>
        <draw:connector draw:style-name="gr2" draw:text-style-name="P3" draw:layer="layout" draw:type="curve" svg:x1="13.3cm" svg:y1="10.45cm" svg:x2="15.202cm" svg:y2="7.85cm" draw:start-shape="id27" draw:start-glue-point="1" draw:end-shape="id28" draw:end-glue-point="3" svg:d="M13300 10450c1428 0 477-2600 1902-2600" svg:viewBox="0 0 1903 2601">
          <text:p/>
        </draw:connector>
        <draw:custom-shape draw:style-name="gr1" draw:text-style-name="P1" xml:id="id29" draw:id="id29" draw:layer="layout" svg:width="3.6cm" svg:height="1.5cm" svg:x="1.302cm" svg:y="17.6cm">
          <text:p text:style-name="P1">DoCombatConfirm</text:p>
          <draw:enhanced-geometry svg:viewBox="0 0 21600 21600" draw:text-areas="0 0 21600 21600" draw:type="pentagon-right" draw:modifiers="15595.667870036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2" draw:text-style-name="P3" draw:layer="layout" draw:type="curve" svg:x1="4.902cm" svg:y1="18.35cm" svg:x2="10.35cm" svg:y2="11.2cm" draw:start-shape="id29" draw:start-glue-point="1" draw:end-shape="id27" draw:end-glue-point="2" svg:d="M4902 18350c3632 0 5448-2383 5448-7150" svg:viewBox="0 0 5449 7151">
          <text:p/>
        </draw:connector>
        <draw:connector draw:style-name="gr2" draw:text-style-name="P3" draw:layer="layout" draw:type="curve" svg:x1="13.3cm" svg:y1="10.45cm" svg:x2="15.203cm" svg:y2="10.45cm" draw:start-shape="id27" draw:start-glue-point="1" draw:end-shape="id30" draw:end-glue-point="3" svg:d="M13300 10450h1903" svg:viewBox="0 0 1904 1">
          <text:p/>
        </draw:connector>
        <draw:connector draw:style-name="gr2" draw:text-style-name="P3" draw:layer="layout" draw:type="curve" svg:x1="13.3cm" svg:y1="10.45cm" svg:x2="15.203cm" svg:y2="12.849cm" draw:start-shape="id27" draw:start-glue-point="1" draw:end-shape="id31" svg:d="M13300 10450c1428 0 477 2399 1903 2399" svg:viewBox="0 0 1904 2400">
          <text:p/>
        </draw:connector>
        <draw:custom-shape draw:style-name="gr9" draw:text-style-name="P5" xml:id="id23" draw:id="id23" draw:layer="layout" svg:width="3.3cm" svg:height="1.5cm" svg:x="8.7cm" svg:y="6cm">
          <text:p text:style-name="P4"><text:span text:style-name="T1">f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3" draw:layer="layout" draw:type="curve" svg:x1="10.35cm" svg:y1="7.5cm" svg:x2="10.35cm" svg:y2="9.7cm" draw:start-shape="id23" draw:start-glue-point="8" draw:end-shape="id27" draw:end-glue-point="0" svg:d="M10350 7500v2200" svg:viewBox="0 0 1 2201">
          <text:p/>
        </draw:connector>
        <draw:connector draw:style-name="gr2" draw:text-style-name="P3" draw:layer="layout" draw:type="curve" svg:x1="4.602cm" svg:y1="5.05cm" svg:x2="9.03cm" svg:y2="6.75cm" draw:start-shape="id32" draw:start-glue-point="1" draw:end-shape="id23" draw:end-glue-point="6" svg:d="M4602 5050c3073 0 860 1700 4428 1700" svg:viewBox="0 0 4429 1701">
          <text:p/>
        </draw:connector>
        <draw:connector draw:style-name="gr2" draw:text-style-name="P3" draw:layer="layout" draw:type="curve" svg:x1="4.602cm" svg:y1="8.75cm" svg:x2="9.03cm" svg:y2="6.75cm" draw:start-shape="id33" draw:start-glue-point="1" draw:end-shape="id23" draw:end-glue-point="6" svg:d="M4602 8750c3073 0 860-2000 4428-2000" svg:viewBox="0 0 4429 2001">
          <text:p/>
        </draw:connector>
        <draw:connector draw:style-name="gr2" draw:text-style-name="P3" draw:layer="layout" draw:type="curve" svg:x1="4.602cm" svg:y1="12.45cm" svg:x2="9.03cm" svg:y2="6.75cm" draw:start-shape="id34" draw:start-glue-point="1" draw:end-shape="id23" draw:end-glue-point="6" svg:d="M4602 12450c3073 0 860-5700 4428-5700" svg:viewBox="0 0 4429 5701">
          <text:p/>
        </draw:connector>
        <draw:connector draw:style-name="gr2" draw:text-style-name="P3" draw:layer="layout" draw:type="curve" svg:x1="4.6cm" svg:y1="1.75cm" svg:x2="10.68cm" svg:y2="6cm" draw:start-shape="id35" draw:start-glue-point="1" draw:end-shape="id23" draw:end-glue-point="4" svg:d="M4600 1750c4054 0 6080 1416 6080 4250" svg:viewBox="0 0 6081 4251">
          <text:p/>
        </draw:connector>
        <draw:connector draw:style-name="gr2" draw:text-style-name="P3" draw:layer="layout" draw:type="curve" svg:x1="4.6cm" svg:y1="3.35cm" svg:x2="10.68cm" svg:y2="6cm" draw:start-shape="id36" draw:start-glue-point="1" draw:end-shape="id23" draw:end-glue-point="4" svg:d="M4600 3350c4054 0 6080 883 6080 2650" svg:viewBox="0 0 6081 265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Linienspitzen_20_2" draw:display-name="Linienspitzen 2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16T17:26:32.118000000</meta:creation-date>
    <dc:date>2020-06-17T18:38:44.964000000</dc:date>
    <meta:editing-duration>PT3H10M25S</meta:editing-duration>
    <meta:editing-cycles>30</meta:editing-cycles>
    <meta:generator>LibreOffice/6.4.3.2$Windows_X86_64 LibreOffice_project/747b5d0ebf89f41c860ec2a39efd7cb15b54f2d8</meta:generator>
    <meta:document-statistic meta:object-count="73"/>
  </office:meta>
</office:document-meta>
</file>